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812631562822858120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596676976255914787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396740488596612350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i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3T18:31:54.58</dc:date>
    <dc:creator>James Lombardi</dc:creator>
    <meta:editing-duration>PT16H26M45S</meta:editing-duration>
    <meta:editing-cycles>81</meta:editing-cycles>
    <meta:document-statistic meta:table-count="0" meta:image-count="0" meta:object-count="0" meta:page-count="10" meta:paragraph-count="293" meta:word-count="3156" meta:character-count="15893"/>
  </office:meta>
</office:document-meta>
</file>